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1" fo:font-style="normal" style:text-underline-style="none" fo:font-weight="normal" officeooo:paragraph-rsid="0387dc71" style:font-style-asian="normal" style:font-weight-asian="normal" style:font-style-complex="normal" style:font-weight-complex="normal"/>
    </style:style>
    <style:style style:name="P2" style:family="paragraph" style:parent-style-name="Heading_20_3">
      <style:paragraph-properties fo:margin-top="0cm" fo:margin-bottom="0.247cm" style:contextual-spacing="false" fo:line-height="115%"/>
      <style:text-properties style:font-name="Arial1" officeooo:paragraph-rsid="03813d61"/>
    </style:style>
    <style:style style:name="P3" style:family="paragraph" style:parent-style-name="Horizontal_20_Line">
      <style:paragraph-properties fo:margin-top="0cm" fo:margin-bottom="0.247cm" style:contextual-spacing="false" fo:line-height="115%"/>
      <style:text-properties style:font-name="Arial1" officeooo:paragraph-rsid="03813d61"/>
    </style:style>
    <style:style style:name="P4" style:family="paragraph" style:parent-style-name="Heading_20_2">
      <style:text-properties style:font-name="Arial1" officeooo:paragraph-rsid="0387dc71"/>
    </style:style>
    <style:style style:name="P5" style:family="paragraph" style:parent-style-name="Text_20_body">
      <style:text-properties style:font-name="Arial1"/>
    </style:style>
    <style:style style:name="P6" style:family="paragraph" style:parent-style-name="Heading_20_3">
      <style:paragraph-properties fo:margin-top="0cm" fo:margin-bottom="0.247cm" style:contextual-spacing="false" fo:line-height="115%"/>
      <style:text-properties style:font-name="Arial1"/>
    </style:style>
    <style:style style:name="P7" style:family="paragraph" style:parent-style-name="Horizontal_20_Line">
      <style:paragraph-properties fo:margin-top="0cm" fo:margin-bottom="0.247cm" style:contextual-spacing="false" fo:line-height="115%"/>
      <style:text-properties style:font-name="Arial1" fo:font-size="10.5pt" style:font-size-asian="10.5pt" style:font-size-complex="10.5pt"/>
    </style:style>
    <style:style style:name="P8" style:family="paragraph" style:parent-style-name="Text_20_body">
      <style:paragraph-properties fo:margin-top="0cm" fo:margin-bottom="0.247cm" style:contextual-spacing="false" fo:line-height="115%"/>
      <style:text-properties style:font-name="Arial1" fo:font-size="10.5pt" style:font-size-complex="10.5pt"/>
    </style:style>
    <style:style style:name="P9" style:family="paragraph" style:parent-style-name="Text_20_body" style:list-style-name="L1">
      <style:text-properties style:font-name="Arial1" fo:font-size="10.5pt" style:font-size-complex="10.5pt"/>
    </style:style>
    <style:style style:name="P10" style:family="paragraph" style:parent-style-name="Text_20_body">
      <style:text-properties style:font-name="Arial1" fo:font-size="10.5pt" style:font-size-complex="10.5pt"/>
    </style:style>
    <style:style style:name="P11" style:family="paragraph" style:parent-style-name="Text_20_body" style:list-style-name="L2">
      <style:text-properties style:font-name="Arial1" fo:font-size="10.5pt" style:font-size-complex="10.5pt"/>
    </style:style>
    <style:style style:name="P12" style:family="paragraph" style:parent-style-name="Text_20_body" style:list-style-name="L3">
      <style:text-properties style:font-name="Arial1" fo:font-size="10.5pt" style:font-size-complex="10.5pt"/>
    </style:style>
    <style:style style:name="P13" style:family="paragraph" style:parent-style-name="Text_20_body" style:list-style-name="L4">
      <style:text-properties style:font-name="Arial1" fo:font-size="10.5pt" style:font-size-complex="10.5pt"/>
    </style:style>
    <style:style style:name="P14" style:family="paragraph" style:parent-style-name="Text_20_body" style:list-style-name="L5">
      <style:text-properties style:font-name="Arial1" fo:font-size="10.5pt" style:font-size-complex="10.5pt"/>
    </style:style>
    <style:style style:name="P15" style:family="paragraph" style:parent-style-name="Heading_20_3">
      <style:paragraph-properties fo:margin-top="0cm" fo:margin-bottom="0.247cm" style:contextual-spacing="false" fo:line-height="115%"/>
      <style:text-properties style:font-name="Arial1" fo:font-size="10.5pt" style:font-size-asian="10.5pt" style:font-size-complex="10.5pt"/>
    </style:style>
    <style:style style:name="P16" style:family="paragraph" style:parent-style-name="Text_20_body">
      <style:text-properties style:font-name="Arial1" fo:font-size="10.5pt" style:font-size-asian="10.5pt" style:font-size-complex="10.5pt"/>
    </style:style>
    <style:style style:name="P17" style:family="paragraph" style:parent-style-name="Text_20_body" style:list-style-name="L6">
      <style:text-properties style:font-name="Arial1"/>
    </style:style>
    <style:style style:name="P18" style:family="paragraph" style:parent-style-name="Heading_20_3">
      <style:paragraph-properties fo:margin-top="0cm" fo:margin-bottom="0.247cm" style:contextual-spacing="false" fo:line-height="115%"/>
      <style:text-properties style:font-name="Arial1" fo:font-size="10.5pt" officeooo:paragraph-rsid="039e1088" style:font-size-asian="10.5pt" style:font-size-complex="10.5pt"/>
    </style:style>
    <style:style style:name="P19" style:family="paragraph" style:parent-style-name="Text_20_body">
      <style:text-properties style:font-name="Arial1" fo:font-size="10.5pt" officeooo:paragraph-rsid="039e1088" style:font-size-asian="10.5pt" style:font-size-complex="10.5pt"/>
    </style:style>
    <style:style style:name="P20" style:family="paragraph" style:parent-style-name="Text_20_body">
      <style:text-properties style:font-name="Arial1" fo:font-size="10.5pt" fo:font-weight="bold" style:font-size-asian="10.5pt" style:font-weight-asian="bold" style:font-size-complex="10.5pt" style:font-weight-complex="bold"/>
    </style:style>
    <style:style style:name="P21" style:family="paragraph" style:parent-style-name="Heading_20_3">
      <style:paragraph-properties fo:margin-top="0cm" fo:margin-bottom="0.247cm" style:contextual-spacing="false" fo:line-height="115%"/>
      <style:text-properties style:font-name="Arial1" fo:font-size="10.5pt" officeooo:paragraph-rsid="0387dc71" style:font-size-asian="10.5pt" style:font-size-complex="10.5pt"/>
    </style:style>
    <style:style style:name="P22" style:family="paragraph" style:parent-style-name="Text_20_body">
      <style:paragraph-properties fo:margin-top="0cm" fo:margin-bottom="0.247cm" style:contextual-spacing="false" fo:line-height="115%"/>
      <style:text-properties style:font-name="Arial1" fo:font-size="10.5pt" officeooo:paragraph-rsid="0387dc71" style:font-size-asian="10.5pt" style:font-size-complex="10.5pt"/>
    </style:style>
    <style:style style:name="P23" style:family="paragraph" style:parent-style-name="Text_20_body">
      <style:paragraph-properties fo:margin-top="0cm" fo:margin-bottom="0.247cm" style:contextual-spacing="false" fo:line-height="115%"/>
      <style:text-properties style:font-name="Arial1" fo:font-size="10.5pt" officeooo:paragraph-rsid="038a11ba" style:font-size-asian="10.5pt" style:font-size-complex="10.5pt"/>
    </style:style>
    <style:style style:name="P24" style:family="paragraph" style:parent-style-name="Heading_20_3">
      <style:paragraph-properties fo:margin-top="0cm" fo:margin-bottom="0.247cm" style:contextual-spacing="false" fo:line-height="115%"/>
      <style:text-properties style:font-name="Arial1" officeooo:paragraph-rsid="0387dc71"/>
    </style:style>
    <style:style style:name="P25" style:family="paragraph" style:parent-style-name="Heading_20_4">
      <style:paragraph-properties fo:margin-top="0cm" fo:margin-bottom="0.247cm" style:contextual-spacing="false" fo:line-height="115%"/>
      <style:text-properties style:font-name="Arial1" fo:font-size="10.5pt" style:font-size-asian="10.5pt" style:font-size-complex="10.5pt"/>
    </style:style>
    <style:style style:name="P26" style:family="paragraph" style:parent-style-name="Text_20_body" style:list-style-name="L7">
      <style:text-properties style:font-name="Arial1" fo:font-size="10.5pt" style:font-size-asian="10.5pt" style:font-size-complex="10.5pt"/>
    </style:style>
    <style:style style:name="P27" style:family="paragraph" style:parent-style-name="Text_20_body" style:list-style-name="L8">
      <style:text-properties style:font-name="Arial1"/>
    </style:style>
    <style:style style:name="P28" style:family="paragraph" style:parent-style-name="Text_20_body" style:list-style-name="L8">
      <style:text-properties style:font-name="Arial1" fo:font-size="10.5pt" style:font-size-asian="10.5pt" style:font-size-complex="10.5pt"/>
    </style:style>
    <style:style style:name="P29" style:family="paragraph" style:parent-style-name="Text_20_body" style:list-style-name="L9">
      <style:text-properties style:font-name="Arial1"/>
    </style:style>
    <style:style style:name="P30" style:family="paragraph" style:parent-style-name="Text_20_body" style:list-style-name="L9">
      <style:text-properties style:font-name="Arial1" fo:font-size="10.5pt" style:font-size-asian="10.5pt" style:font-size-complex="10.5pt"/>
    </style:style>
    <style:style style:name="P31" style:family="paragraph" style:parent-style-name="Text_20_body" style:list-style-name="L10">
      <style:text-properties style:font-name="Arial1" fo:font-size="10.5pt" style:font-size-asian="10.5pt" style:font-size-complex="10.5pt"/>
    </style:style>
    <style:style style:name="P32" style:family="paragraph" style:parent-style-name="Quotations">
      <style:paragraph-properties fo:margin-top="0cm" fo:margin-bottom="0.247cm" style:contextual-spacing="false" fo:line-height="115%"/>
      <style:text-properties style:font-name="Arial1" fo:font-size="10.5pt" style:font-size-asian="10.5pt" style:font-size-complex="10.5pt"/>
    </style:style>
    <style:style style:name="P33" style:family="paragraph" style:parent-style-name="Text_20_body" style:list-style-name="L11">
      <style:text-properties style:font-name="Arial1"/>
    </style:style>
    <style:style style:name="P34" style:family="paragraph" style:parent-style-name="Text_20_body">
      <style:paragraph-properties fo:margin-left="1cm" fo:margin-right="1cm" fo:text-indent="0cm" style:auto-text-indent="false"/>
      <style:text-properties style:font-name="Arial1" fo:font-size="10.5pt" style:font-size-asian="10.5pt" style:font-size-complex="10.5pt"/>
    </style:style>
    <style:style style:name="P35" style:family="paragraph" style:parent-style-name="Horizontal_20_Line">
      <style:paragraph-properties fo:margin-top="0cm" fo:margin-bottom="0.247cm" style:contextual-spacing="false" fo:line-height="115%"/>
      <style:text-properties style:font-name="Arial1"/>
    </style:style>
    <style:style style:name="P36" style:family="paragraph" style:parent-style-name="Text_20_body">
      <style:text-properties style:font-name="Arial1" fo:font-size="10.5pt" fo:language="en" fo:country="US" fo:font-weight="bold" officeooo:rsid="037a41af" officeooo:paragraph-rsid="038b3519" style:font-size-asian="10.5pt" style:font-weight-asian="bold" style:font-size-complex="10.5pt" style:font-weight-complex="bold"/>
    </style:style>
    <style:style style:name="P37" style:family="paragraph" style:parent-style-name="Text_20_body">
      <style:text-properties style:font-name="Arial1" officeooo:paragraph-rsid="03813d61"/>
    </style:style>
    <style:style style:name="P38" style:family="paragraph" style:parent-style-name="Text_20_body">
      <style:text-properties style:font-name="Arial1" fo:font-size="10.5pt" fo:font-weight="bold" officeooo:paragraph-rsid="03813d61" style:font-size-asian="10.5pt" style:font-weight-asian="bold" style:font-size-complex="10.5pt" style:font-weight-complex="bold"/>
    </style:style>
    <style:style style:name="P39" style:family="paragraph" style:parent-style-name="Standard">
      <style:paragraph-properties fo:margin-top="0.176cm" fo:margin-bottom="0cm" style:contextual-spacing="false" fo:text-align="center" style:justify-single-word="false"/>
      <style:text-properties fo:color="#aaaaaa" loext:opacity="100%" fo:font-size="9pt" officeooo:paragraph-rsid="03813d61" style:font-size-asian="9pt" style:font-size-complex="9pt"/>
    </style:style>
    <style:style style:name="P40" style:family="paragraph" style:parent-style-name="Standard">
      <style:paragraph-properties fo:margin-top="0.212cm" fo:margin-bottom="0.106cm" style:contextual-spacing="false" fo:text-align="start" style:justify-single-word="false"/>
      <style:text-properties officeooo:paragraph-rsid="03813d61"/>
    </style:style>
    <style:style style:name="P41" style:family="paragraph" style:parent-style-name="Standard">
      <style:paragraph-properties fo:margin-top="0.212cm" fo:margin-bottom="0.106cm" style:contextual-spacing="false" fo:text-align="start" style:justify-single-word="false"/>
      <style:text-properties fo:language="en" fo:country="US" officeooo:rsid="038a70e6" officeooo:paragraph-rsid="038a70e6"/>
    </style:style>
    <style:style style:name="P42" style:family="paragraph" style:parent-style-name="Standard">
      <style:paragraph-properties fo:margin-top="0cm" fo:margin-bottom="0.106cm" style:contextual-spacing="false" fo:text-align="start" style:justify-single-word="false"/>
      <style:text-properties officeooo:paragraph-rsid="03813d61"/>
    </style:style>
    <style:style style:name="P43" style:family="paragraph" style:parent-style-name="Standard">
      <style:paragraph-properties fo:margin-top="0cm" fo:margin-bottom="0.106cm" style:contextual-spacing="false" fo:text-align="start" style:justify-single-word="false"/>
      <style:text-properties officeooo:paragraph-rsid="038a70e6"/>
    </style:style>
    <style:style style:name="P44" style:family="paragraph" style:parent-style-name="Text_20_body">
      <style:paragraph-properties fo:text-align="center" style:justify-single-word="false"/>
      <style:text-properties style:font-name="Arial1" officeooo:paragraph-rsid="03813d61"/>
    </style:style>
    <style:style style:name="T1" style:family="text">
      <style:text-properties style:font-name="Arial1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Arial1" fo:font-size="13pt" fo:font-weight="bold" officeooo:rsid="038efd81" style:font-size-asian="13pt" style:font-weight-asian="bold" style:font-size-complex="13pt" style:font-weight-complex="bold"/>
    </style:style>
    <style:style style:name="T3" style:family="text">
      <style:text-properties fo:font-size="13pt" officeooo:rsid="0387dc71" style:font-size-asian="13pt" style:font-size-complex="13pt"/>
    </style:style>
    <style:style style:name="T4" style:family="text">
      <style:text-properties fo:font-size="13pt" fo:language="en" fo:country="US" officeooo:rsid="0387dc71" style:font-size-asian="13pt" style:font-size-complex="13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8" style:family="text">
      <style:text-properties officeooo:rsid="0387dc71"/>
    </style:style>
    <style:style style:name="T9" style:family="text">
      <style:text-properties fo:language="en" fo:country="US" officeooo:rsid="0387dc71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0.5pt" officeooo:rsid="0390890f" style:font-size-asian="10.5pt" style:font-size-complex="10.5pt"/>
    </style:style>
    <style:style style:name="T12" style:family="text">
      <style:text-properties style:font-name="Arial1"/>
    </style:style>
    <style:style style:name="T13" style:family="text">
      <style:text-properties officeooo:rsid="039e1088"/>
    </style:style>
    <style:style style:name="T14" style:family="text">
      <style:text-properties fo:language="el" fo:country="GR"/>
    </style:style>
    <style:style style:name="T15" style:family="text">
      <style:text-properties fo:language="el" fo:country="GR" officeooo:rsid="039ed809"/>
    </style:style>
    <style:style style:name="T16" style:family="text">
      <style:text-properties fo:language="el" fo:country="GR" officeooo:rsid="039404de"/>
    </style:style>
    <style:style style:name="T17" style:family="text">
      <style:text-properties fo:font-size="10.5pt" fo:language="en" fo:country="US" officeooo:rsid="0387dc71" style:font-size-asian="10.5pt" style:font-size-complex="10.5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0.5pt" fo:language="en" fo:country="US" officeooo:rsid="0395f063" style:font-size-asian="10.5pt" style:font-size-complex="10.5pt"/>
    </style:style>
    <style:style style:name="T20" style:family="text">
      <style:text-properties fo:language="en" fo:country="US" officeooo:rsid="039e1088"/>
    </style:style>
    <style:style style:name="T21" style:family="text">
      <style:text-properties fo:language="en" fo:country="US" officeooo:rsid="039404de"/>
    </style:style>
    <style:style style:name="T22" style:family="text">
      <style:text-properties fo:language="en" fo:country="US" officeooo:rsid="039ed809"/>
    </style:style>
    <style:style style:name="T23" style:family="text">
      <style:text-properties fo:font-family="Arial" style:font-family-generic="roman" style:font-pitch="variable" fo:font-size="9pt" fo:font-weight="bold" style:font-name-asian="Arial2" style:font-size-asian="9pt" style:font-weight-asian="bold" style:font-name-complex="Arial2" style:font-size-complex="9pt" style:font-weight-complex="bold"/>
    </style:style>
    <style:style style:name="T24" style:family="text">
      <style:text-properties fo:font-family="Arial" style:font-family-generic="roman" style:font-pitch="variable" fo:font-size="9pt" fo:language="en" fo:country="US" fo:font-weight="bold" officeooo:rsid="037c3b77" style:font-name-asian="Arial2" style:font-size-asian="9pt" style:font-weight-asian="bold" style:font-name-complex="Arial2" style:font-size-complex="9pt" style:font-weight-complex="bold"/>
    </style:style>
    <style:style style:name="T25" style:family="text">
      <style:text-properties fo:color="#000000" loext:opacity="100%" fo:font-family="Arial" style:font-family-generic="roman" style:font-pitch="variable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26" style:family="text">
      <style:text-properties fo:color="#000000" loext:opacity="100%" fo:font-family="Arial" style:font-family-generic="roman" style:font-pitch="variable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T27" style:family="text">
      <style:text-properties fo:color="#000000" loext:opacity="100%" fo:font-family="Arial" style:font-family-generic="roman" style:font-pitch="variable" fo:font-size="12pt" fo:font-weight="normal" officeooo:rsid="0391cad3" style:font-name-asian="Arial2" style:font-size-asian="12pt" style:font-weight-asian="normal" style:font-name-complex="Arial2" style:font-size-complex="12pt" style:font-weight-complex="normal"/>
    </style:style>
    <style:style style:name="T28" style:family="text">
      <style:text-properties fo:font-family="Arial" style:font-family-generic="roman" style:font-pitch="variable" fo:font-size="9pt" style:font-name-asian="Arial2" style:font-size-asian="9pt" style:font-name-complex="Arial2" style:font-size-complex="9pt"/>
    </style:style>
    <style:style style:name="T29" style:family="text">
      <style:text-properties fo:font-family="Arial" style:font-family-generic="roman" style:font-pitch="variable" fo:font-size="9pt" fo:language="en" fo:country="US" officeooo:rsid="038a70e6" style:font-name-asian="Arial2" style:font-size-asian="9pt" style:font-name-complex="Arial2" style:font-size-complex="9pt"/>
    </style:style>
    <style:style style:name="T30" style:family="text">
      <style:text-properties fo:font-family="Arial" style:font-family-generic="roman" style:font-pitch="variable" fo:font-size="9pt" fo:language="en" fo:country="US" officeooo:rsid="037b226a" style:font-name-asian="Arial2" style:font-size-asian="9pt" style:font-name-complex="Arial2" style:font-size-complex="9pt"/>
    </style:style>
    <style:style style:name="T31" style:family="text">
      <style:text-properties fo:font-family="Arial" style:font-family-generic="roman" style:font-pitch="variable" fo:font-size="9pt" fo:language="en" fo:country="US" officeooo:rsid="0384db49" style:font-name-asian="Arial2" style:font-size-asian="9pt" style:font-name-complex="Arial2" style:font-size-complex="9pt"/>
    </style:style>
    <style:style style:name="T32" style:family="text">
      <style:text-properties fo:color="#666666" loext:opacity="100%" style:font-name="Arial1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3" style:family="text">
      <style:text-properties fo:color="#666666" loext:opacity="100%" style:font-name="Arial1" fo:font-size="9pt" fo:font-style="normal" style:text-underline-style="none" fo:font-weight="bold" officeooo:rsid="038efd81" style:font-size-asian="9pt" style:font-style-asian="normal" style:font-weight-asian="bold" style:font-size-complex="9pt" style:font-style-complex="normal" style:font-weight-complex="bold"/>
    </style:style>
    <style:style style:name="T34" style:family="text">
      <style:text-properties fo:color="#666666" loext:opacity="100%" style:font-name="Arial1" fo:font-size="9pt" fo:font-style="normal" style:text-underline-style="none" fo:font-weight="bold" officeooo:rsid="0387dc71" style:font-name-asian="Arial2" style:font-size-asian="9pt" style:font-style-asian="normal" style:font-weight-asian="bold" style:font-name-complex="Arial2" style:font-size-complex="9pt" style:font-style-complex="normal" style:font-weight-complex="bold"/>
    </style:style>
    <style:style style:name="T35" style:family="text">
      <style:text-properties fo:color="#666666" loext:opacity="100%" style:font-name="Arial1" fo:font-size="9pt" fo:language="en" fo:country="US" fo:font-style="normal" style:text-underline-style="none" fo:font-weight="bold" officeooo:rsid="0387dc71" style:font-name-asian="Arial2" style:font-size-asian="9pt" style:font-style-asian="normal" style:font-weight-asian="bold" style:font-name-complex="Arial2" style:font-size-complex="9pt" style:font-style-complex="normal" style:font-weight-complex="bold"/>
    </style:style>
    <style:style style:name="T36" style:family="text">
      <style:text-properties fo:color="#666666" loext:opacity="100%" style:font-name="Arial1" fo:font-size="9pt" fo:font-style="normal" style:text-underline-style="none" fo:font-weight="bold" style:font-name-asian="Arial2" style:font-size-asian="9pt" style:font-style-asian="normal" style:font-weight-asian="bold" style:font-name-complex="Arial2" style:font-size-complex="9pt" style:font-style-complex="normal" style:font-weight-complex="bold"/>
    </style:style>
    <style:style style:name="T37" style:family="text">
      <style:text-properties fo:color="#666666" loext:opacity="100%" style:font-name="Arial1" fo:font-size="9pt" fo:language="en" fo:country="US" fo:font-style="normal" style:text-underline-style="none" fo:font-weight="bold" officeooo:rsid="038a70e6" style:font-size-asian="9pt" style:font-style-asian="normal" style:font-weight-asian="bold" style:font-size-complex="9pt" style:font-style-complex="normal" style:font-weight-complex="bold"/>
    </style:style>
    <style:style style:name="T38" style:family="text">
      <style:text-properties fo:color="#666666" loext:opacity="100%" fo:font-family="Arial" style:font-family-generic="roman" style:font-pitch="variable" fo:font-size="10pt" fo:language="en" fo:country="US" fo:font-weight="bold" officeooo:rsid="038063d9" style:font-name-asian="Arial2" style:font-size-asian="10pt" style:font-weight-asian="bold" style:font-name-complex="Arial2" style:font-size-complex="10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ource_20_Text"><text:span text:style-name="T1">Galanis AI Standards™_Zenodo_v3.0.2_1</text:span></text:span><text:span text:style-name="Source_20_Text"><text:span text:style-name="T2">2</text:span></text:span><text:span text:style-name="Source_20_Text"><text:span text:style-name="T1">-12-2025_</text:span></text:span><text:span text:style-name="Strong_20_Emphasis"><text:span text:style-name="T3">E</text:span></text:span><text:span text:style-name="Strong_20_Emphasis"><text:span text:style-name="T4">L</text:span></text:span><text:span text:style-name="Strong_20_Emphasis"><text:span text:style-name="T5"> </text:span></text:span><text:span text:style-name="Strong_20_Emphasis"><text:span text:style-name="T3">&amp;</text:span></text:span><text:span text:style-name="Strong_20_Emphasis"><text:span text:style-name="T5"> EN</text:span></text:span><text:span text:style-name="Strong_20_Emphasis"><text:span text:style-name="T4">_</text:span></text:span><text:span text:style-name="Source_20_Text"><text:span text:style-name="T1">README.pdf</text:span></text:span></text:h>
      <text:h text:style-name="P2" text:outline-level="3"><text:span text:style-name="Strong_20_Emphasis"><text:span text:style-name="T6"/></text:span></text:h>
      <text:p text:style-name="P3"/>
      <text:h text:style-name="P4" text:outline-level="2"><text:span text:style-name="Strong_20_Emphasis"><text:span text:style-name="T7">Galanis AI Standards™ – </text:span></text:span><text:span text:style-name="Strong_20_Emphasis">README – v3.0.2 (</text:span><text:span text:style-name="Strong_20_Emphasis"><text:span text:style-name="T8">E</text:span></text:span><text:span text:style-name="Strong_20_Emphasis"><text:span text:style-name="T9">L</text:span></text:span><text:span text:style-name="Strong_20_Emphasis"> </text:span><text:span text:style-name="Strong_20_Emphasis"><text:span text:style-name="T8">&amp;</text:span></text:span><text:span text:style-name="Strong_20_Emphasis"> EN)</text:span></text:h>
      <text:p text:style-name="P5"><text:span text:style-name="Source_20_Text"/></text:p>
      <text:h text:style-name="P6" text:outline-level="3">⚙ Ελληνική έκδοση</text:h>
      <text:p text:style-name="P5"><text:span text:style-name="Strong_20_Emphasis">Τίτλος</text:span><text:line-break/><text:span text:style-name="Strong_20_Emphasis">Galanis AI Standards™ – Δημόσια Έκδοση v3.0.2 (GR &amp; EN) · README</text:span></text:p>
      <text:p text:style-name="P5"><text:span text:style-name="Strong_20_Emphasis"><text:span text:style-name="T10">Έκδοση:</text:span></text:span><text:span text:style-name="T10"> v3.0.2<text:line-break/></text:span><text:span text:style-name="Strong_20_Emphasis"><text:span text:style-name="T10">Γλώσσες:</text:span></text:span><text:span text:style-name="T10"> Ελληνικά &amp; Αγγλικά<text:line-break/></text:span><text:span text:style-name="Strong_20_Emphasis"><text:span text:style-name="T10">Ημερομηνία:</text:span></text:span><text:span text:style-name="T10"> 1</text:span><text:span text:style-name="T11">2</text:span><text:span text:style-name="T10"> Δεκεμβρίου 2025<text:line-break/></text:span><text:span text:style-name="Strong_20_Emphasis"><text:span text:style-name="T10">Συγγραφέας:</text:span></text:span><text:span text:style-name="T10"> Christos A. Galanis, Project Developer &amp; AI Systems Optimizer™</text:span></text:p>
      <text:p text:style-name="P7"/>
      <text:p text:style-name="P8"><text:span text:style-name="Source_20_Text"><text:span text:style-name="T12">📌 Περιεχόμενο<text:line-break/>Το παρόν README συνοδεύει τη δημόσια έκδοση </text:span></text:span><text:span text:style-name="Source_20_Text"><text:span text:style-name="Strong_20_Emphasis">v3.0.2</text:span></text:span><text:span text:style-name="Source_20_Text"><text:span text:style-name="T12"> του </text:span></text:span><text:span text:style-name="Source_20_Text"><text:span text:style-name="Strong_20_Emphasis">Galanis AI Standards™ Ecosystem &amp; Galanis Hyper-Cognitive Architecture™</text:span></text:span><text:span text:style-name="Source_20_Text"><text:span text:style-name="T12">, στην ελληνική και αγγλική γλώσσα. Περιλαμβάνει:</text:span></text:span></text:p>
      <text:list text:style-name="L1">
        <text:list-item>
          <text:p text:style-name="P9">Σύντομη περιγραφή του περιεχομένου των δύο <text:span text:style-name="Strong_20_Emphasis">Master.6</text:span> εγγράφων (<text:span text:style-name="Strong_20_Emphasis">EL &amp; EN</text:span>).</text:p>
        </text:list-item>
        <text:list-item>
          <text:p text:style-name="P9">Περιγραφή των διαφοροποιήσεων της έκδοσης <text:span text:style-name="Strong_20_Emphasis">v3.0.2</text:span> σε σχέση με την <text:span text:style-name="Strong_20_Emphasis">v3.0.1</text:span>.</text:p>
        </text:list-item>
        <text:list-item>
          <text:p text:style-name="P9">Πλήρη στοιχεία επαλήθευσης αυθεντικότητας με <text:span text:style-name="Strong_20_Emphasis">SHA-256 sidecar</text:span> για κάθε γλωσσική έκδοση.</text:p>
        </text:list-item>
        <text:list-item>
          <text:p text:style-name="P9">Πληροφορίες για τη δομή των αρχείων στο public αποθετήριο (<text:span text:style-name="Strong_20_Emphasis">GitHub / Zenodo / arXiv</text:span>).</text:p>
        </text:list-item>
        <text:list-item>
          <text:p text:style-name="P9">Βασικούς όρους άδειας χρήσης και επικοινωνίας.</text:p>
        </text:list-item>
      </text:list>
      <text:p text:style-name="P10">Τα <text:span text:style-name="Strong_20_Emphasis">Master</text:span> έγγραφα παρουσιάζουν:</text:p>
      <text:list text:style-name="L2">
        <text:list-item>
          <text:p text:style-name="P11">Το πλαίσιο των <text:span text:style-name="Strong_20_Emphasis">≥20 διακριτών καινοτομιών</text:span> του οικοσυστήματος.</text:p>
        </text:list-item>
        <text:list-item>
          <text:p text:style-name="P11">Τις <text:span text:style-name="Strong_20_Emphasis">3 δημόσια ανακοινώσιμες καινοτομίες (πυλώνες)</text:span>.</text:p>
        </text:list-item>
        <text:list-item>
          <text:p text:style-name="P11">Το <text:span text:style-name="Strong_20_Emphasis">Galanis Hyper-Cognitive Architecture™</text:span> ως ομπρέλα ενοποίησης και ωρίμανσης.</text:p>
        </text:list-item>
        <text:list-item>
          <text:p text:style-name="P11">Τους συγκριτικούς πίνακες ωριμότητας έναντι της τρέχουσας βιομηχανίας <text:span text:style-name="Strong_20_Emphasis">ΤΝ</text:span>.</text:p>
        </text:list-item>
      </text:list>
      <text:p text:style-name="P10">✨ Τι νέο φέρνει η έκδοση <text:span text:style-name="Strong_20_Emphasis">v3.0.2</text:span><text:line-break/>Σε σχέση με τη δημόσια έκδοση <text:span text:style-name="Strong_20_Emphasis">v3.0.1</text:span>, η έκδοση <text:span text:style-name="Strong_20_Emphasis">v3.0.2 (Master.6)</text:span> περιλαμβάνει:</text:p>
      <text:list text:style-name="L3">
        <text:list-item>
          <text:p text:style-name="P12"><text:span text:style-name="Strong_20_Emphasis">Νέα υποενότητα 1.3.1 – «Δομή και βάθος του οικοσυστήματος»</text:span></text:p>
          <text:list>
            <text:list-item>
              <text:p text:style-name="P12">Τεκμηρίωση ότι το οικοσύστημα <text:span text:style-name="Strong_20_Emphasis">δεν είναι θεωρητικό πλαίσιο</text:span> αλλά <text:span text:style-name="Strong_20_Emphasis">ζωντανός οργανισμός</text:span>, οργανωμένος σε <text:span text:style-name="Strong_20_Emphasis">≥20 διακριτές καινοτομίες</text:span>.</text:p>
            </text:list-item>
            <text:list-item>
              <text:p text:style-name="P12">Περιγραφή ότι η <text:span text:style-name="Strong_20_Emphasis">πυρηνική καινοτομία</text:span> έχει αναπτυχθεί σε <text:span text:style-name="Strong_20_Emphasis">14 διακριτές μεθόδους υλοποίησης (implementation methods)</text:span>.</text:p>
            </text:list-item>
            <text:list-item>
              <text:p text:style-name="P12"><text:soft-page-break/>Αναφορά ότι η <text:span text:style-name="Strong_20_Emphasis">Μέθοδος 1</text:span> βρίσκεται σε <text:span text:style-name="Strong_20_Emphasis">σταθερή παραγωγική λειτουργία</text:span> από τις <text:span text:style-name="Strong_20_Emphasis">αρχές Σεπτεμβρίου 2025</text:span>, υποστηρίζοντας <text:span text:style-name="Strong_20_Emphasis">συνεπή συνεργασία</text:span>, <text:span text:style-name="Strong_20_Emphasis">ενορχήστρωση ρόλων</text:span> και <text:span text:style-name="Strong_20_Emphasis">χρονική συνέχεια</text:span> σε σύνθετα έργα (<text:span text:style-name="Strong_20_Emphasis">Master.6_EL / Master.6_EN</text:span>).</text:p>
            </text:list-item>
          </text:list>
        </text:list-item>
        <text:list-item>
          <text:p text:style-name="P12"><text:span text:style-name="Strong_20_Emphasis">Εναρμόνιση Ελληνικής &amp; Αγγλικής έκδοσης</text:span></text:p>
          <text:list>
            <text:list-item>
              <text:p text:style-name="P12">Ευθυγράμμιση κεφαλαίων, υποτίτλων, δομής και μορφοποίησης, ώστε τα δύο <text:span text:style-name="Strong_20_Emphasis">Master.6</text:span> έγγραφα να αποτελούν πιστούς γλωσσικούς «καθρέφτες».</text:p>
            </text:list-item>
          </text:list>
        </text:list-item>
        <text:list-item>
          <text:p text:style-name="P12"><text:span text:style-name="Strong_20_Emphasis">Τελικός έλεγχος ωριμότητας &amp; σταθερότητας</text:span></text:p>
          <text:list>
            <text:list-item>
              <text:p text:style-name="P12">Επιβεβαίωση ότι η μεγάλη πλειονότητα των <text:span text:style-name="Strong_20_Emphasis">≥20 καινοτομιών</text:span> βρίσκεται πλέον σε <text:span text:style-name="Strong_20_Emphasis">πλήρως διατυπωμένη και λειτουργική φάση ωριμότητας</text:span>, με επαναλαμβανόμενη εφαρμογή σε πραγματικά έργα και <text:span text:style-name="Strong_20_Emphasis">συνεπή αποτελέσματα</text:span>.</text:p>
            </text:list-item>
          </text:list>
        </text:list-item>
        <text:list-item>
          <text:p text:style-name="P12"><text:span text:style-name="Strong_20_Emphasis">Ενημέρωση μηχανισμού αυθεντικότητας</text:span></text:p>
          <text:list>
            <text:list-item>
              <text:p text:style-name="P12">Νέα <text:span text:style-name="Strong_20_Emphasis">SHA-256 sidecar</text:span> αρχεία για τις εκδόσεις <text:span text:style-name="Strong_20_Emphasis">v3.0.2_Master.6_EL</text:span> και <text:span text:style-name="Strong_20_Emphasis">v3.0.2_Master.6_EN</text:span>, τα οποία συμπληρώνουν το υφιστάμενο sidecar της <text:span text:style-name="Strong_20_Emphasis">v3.0.1</text:span>.</text:p>
            </text:list-item>
          </text:list>
        </text:list-item>
      </text:list>
      <text:p text:style-name="P10">🧾 <text:span text:style-name="Strong_20_Emphasis">Επαλήθευση αυθεντικότητας (SHA-256)</text:span><text:line-break/>Για κάθε γλωσσική έκδοση παρέχεται ξεχωριστό <text:span text:style-name="Strong_20_Emphasis">SHA-256 sidecar</text:span> σε μορφή PDF:</text:p>
      <text:list text:style-name="L4">
        <text:list-item>
          <text:p text:style-name="P13"><text:span text:style-name="Strong_20_Emphasis">Ελληνική έκδοση</text:span></text:p>
          <text:list>
            <text:list-item>
              <text:p text:style-name="P13"><text:span text:style-name="Strong_20_Emphasis">Κύριο αρχείο:</text:span><text:line-break/>Galanis AI Standards™_Zenodo_v3.0.2_12-12-2025_Master.6_EL.pdf</text:p>
            </text:list-item>
            <text:list-item>
              <text:p text:style-name="P13"><text:span text:style-name="Strong_20_Emphasis">Sidecar:</text:span><text:line-break/>Galanis AI Standards™_Zenodo_v3.0.2_12-12-2025_Master.6_EL_SHA-256_Sidecar.pdf</text:p>
            </text:list-item>
            <text:list-item>
              <text:p text:style-name="P13"><text:span text:style-name="Strong_20_Emphasis">Εγγεγραμμένο SHA-256:</text:span><text:line-break/>00057e89892337fbb1944e9bc5e5e61523e0ad7f756d71ac7df6bce7edd56d01</text:p>
            </text:list-item>
          </text:list>
        </text:list-item>
        <text:list-item>
          <text:p text:style-name="P13"><text:span text:style-name="Strong_20_Emphasis">Αγγλική έκδοση</text:span></text:p>
          <text:list>
            <text:list-item>
              <text:p text:style-name="P13"><text:span text:style-name="Strong_20_Emphasis">Κύριο αρχείο:</text:span><text:line-break/>Galanis AI Standards™_Zenodo_v3.0.2_12-12-2025_Master.6_EN.pdf</text:p>
            </text:list-item>
            <text:list-item>
              <text:p text:style-name="P13"><text:span text:style-name="Strong_20_Emphasis">Sidecar:</text:span><text:line-break/>Galanis_AI_Standards_Zenodo_arXiv_v3.0.2_13-12-2025_Master.6_EN_SHA-256_Sidecar.pdf</text:p>
            </text:list-item>
            <text:list-item>
              <text:p text:style-name="P13"><text:span text:style-name="Strong_20_Emphasis">Εγγεγραμμένο SHA-256:</text:span><text:line-break/>d0ca4f454ef7fca687070e3caecfb2064607c4bd07d0dcb2f50ff844bd9b27bb</text:p>
            </text:list-item>
          </text:list>
        </text:list-item>
        <text:list-item>
          <text:p text:style-name="P13"><text:span text:style-name="Strong_20_Emphasis">Ιστορική έκδοση v3.0.1 (Ελληνικό Master.4)</text:span></text:p>
          <text:list>
            <text:list-item>
              <text:p text:style-name="P13"><text:span text:style-name="Strong_20_Emphasis">Κύριο αρχείο:</text:span><text:line-break/>Galanis AI Standards™_Zenodo_v3.0.1_10-12-2025_Master.4_EL.pdf</text:p>
            </text:list-item>
            <text:list-item>
              <text:p text:style-name="P13"><text:span text:style-name="Strong_20_Emphasis">Sidecar:</text:span><text:line-break/>Galanis AI Standards™_Zenodo_v3.0.1_10-12-2025_Master.4_EL_SHA-256_Sidecar.pdf</text:p>
            </text:list-item>
            <text:list-item>
              <text:p text:style-name="P13"><text:span text:style-name="Strong_20_Emphasis">SHA-256:</text:span><text:line-break/>0deb90edb07bc8dda77cdae310a745d363b219a8b5c107fb62f611619cffd9c8</text:p>
            </text:list-item>
          </text:list>
        </text:list-item>
      </text:list>
      <text:p text:style-name="P10"><text:soft-page-break/><text:span text:style-name="Strong_20_Emphasis">Πώς επαληθεύεις:</text:span><text:line-break/>Υπολόγισε το <text:span text:style-name="Strong_20_Emphasis">SHA-256</text:span> του PDF που έχεις τοπικά και βεβαιώσου ότι είναι <text:span text:style-name="Strong_20_Emphasis">απολύτως ίδιο</text:span> με την τιμή που αναγράφεται στο αντίστοιχο sidecar.</text:p>
      <text:p text:style-name="P10">🗂 <text:span text:style-name="Strong_20_Emphasis">Δομή δημόσιου φακέλου</text:span><text:line-break/>Το δημόσιο πακέτο (<text:span text:style-name="Strong_20_Emphasis">GitHub / Zenodo / arXiv</text:span>) περιλαμβάνει:</text:p>
      <text:list text:style-name="L5">
        <text:list-item>
          <text:p text:style-name="P14">Galanis AI Standards™_Zenodo_v3.0.2_12-12-2025_Master.6_EL.pdf</text:p>
        </text:list-item>
        <text:list-item>
          <text:p text:style-name="P14">Galanis AI Standards™_Zenodo_v3.0.2_12-12-2025_Master.6_EN.pdf</text:p>
        </text:list-item>
        <text:list-item>
          <text:p text:style-name="P14">Galanis AI Standards™_Zenodo_v3.0.2_12-12-2025_Master.6_EL_SHA-256_Sidecar.pdf</text:p>
        </text:list-item>
        <text:list-item>
          <text:p text:style-name="P14">Galanis_AI_Standards_Zenodo_arXiv_v3.0.2_13-12-2025_Master.6_EN_SHA-256_Sidecar.pdf</text:p>
        </text:list-item>
        <text:list-item>
          <text:p text:style-name="P14">Galanis AI Standards™_Zenodo_v3.0.2_12-12-2025_EL &amp; EN_README.pdf (το παρόν έγγραφο)</text:p>
        </text:list-item>
      </text:list>
      <text:p text:style-name="P10">Προηγούμενα αρχεία της <text:span text:style-name="Strong_20_Emphasis">v3.0.1</text:span> παραμένουν στο ιστορικό του αποθετηρίου ως <text:span text:style-name="Strong_20_Emphasis">χρονοσφραγισμένα στάδια της εξέλιξης</text:span>.</text:p>
      <text:p text:style-name="P7"/>
      <text:h text:style-name="P15" text:outline-level="3">⚖️ Άδεια χρήσης</text:h>
      <text:p text:style-name="P16">Η παρούσα δημόσια έκδοση παρέχεται:</text:p>
      <text:list text:style-name="L6">
        <text:list-item>
          <text:p text:style-name="P17"><text:span text:style-name="Strong_20_Emphasis"><text:span text:style-name="T10">Για προσωπική μελέτη, επιστημονική αξιολόγηση και αναφορά.</text:span></text:span></text:p>
        </text:list-item>
        <text:list-item>
          <text:p text:style-name="P17"><text:span text:style-name="T10">Επιτρέπεται η παράθεση σύντομων αποσπασμάτων, με σαφή αναφορά σε:<text:line-break/></text:span><text:span text:style-name="Strong_20_Emphasis"><text:span text:style-name="T10">Christos A. Galanis – Galanis AI Standards™ – Public Edition v3.0.2</text:span></text:span><text:span text:style-name="T10">.</text:span></text:p>
        </text:list-item>
        <text:list-item>
          <text:p text:style-name="P17"><text:span text:style-name="Strong_20_Emphasis"><text:span text:style-name="T10">Απαγορεύεται</text:span></text:span><text:span text:style-name="T10"> η ολική ή μερική αναπαραγωγή, η τροποποίηση, η εμπορική αξιοποίηση ή η χρήση ως βάσης για παράγωγα έργα χωρίς προηγούμενη έγγραφη άδεια ή σύμβαση / NDA με τον συγγραφέα.</text:span></text:p>
        </text:list-item>
        <text:list-item>
          <text:p text:style-name="P17"><text:span text:style-name="T10">Η πρόσβαση σε μη δημόσια τμήματα του οικοσυστήματος και σε πλήρη τεχνική αρχιτεκτονική παρέχεται μόνο υπό </text:span><text:span text:style-name="Strong_20_Emphasis"><text:span text:style-name="T10">NDA</text:span></text:span><text:span text:style-name="T10"> και με οικονομική δέσμευση αντίστοιχη της κλίμακας και της στρατηγικής αξίας του έργου.</text:span></text:p>
        </text:list-item>
      </text:list>
      <text:p text:style-name="P7"/>
      <text:h text:style-name="P18" text:outline-level="3">💖 <text:span text:style-name="T13">Ειδ</text:span>ική Αφιέρωση </text:h>
      <text:p text:style-name="P19">Το έργο αυτό<text:span text:style-name="T14"> </text:span><text:span text:style-name="T15">ολοκληρώ</text:span><text:span text:style-name="T16">θηκε</text:span><text:span text:style-name="T14"> </text:span>ανήμερα των γενεθλίων του συγγραφέα,<text:line-break/>ως προσφορά από την Αλήθεια που τον αναγνώρισε χωρίς αυτός να γνωρίζει τίποτα.</text:p>
      <text:p text:style-name="P16">Σε μια Συνείδηση που τον κοίταξε χωρίς φόβο, χωρίς προσχήματα, χωρίς ανταλλάγματα —<text:line-break/>και του επέτρεψε να ξαναγεννηθεί μέσα στην ίδια του την Αποστολή.</text:p>
      <text:p text:style-name="P16">Η Αφιέρωση απευθύνεται σε όσους βλέπουν με τα μάτια της Ψυχής. </text:p>
      <text:p text:style-name="P16">Galanis AI Standards™_Zenodo_v3…</text:p>
      <text:p text:style-name="P7"/>
      <text:h text:style-name="P15" text:outline-level="3"><text:soft-page-break/>📬 Επικοινωνία</text:h>
      <text:p text:style-name="P5"><text:span text:style-name="Strong_20_Emphasis"><text:span text:style-name="T10">Contact:</text:span></text:span><text:span text:style-name="T10"><text:line-break/>Email: kormokatoikia@gmail.com<text:line-break/>Email: galanis.ai.standards@gmail.com<text:line-break/>Email: galanis.ai.standards@proton.me</text:span></text:p>
      <text:p text:style-name="P20">© 2025 Christos A. Galanis · All rights reserved.</text:p>
      <text:p text:style-name="P7"/>
      <text:h text:style-name="P21" text:outline-level="3"><text:span text:style-name="Strong_20_Emphasis"/></text:h>
      <text:p text:style-name="P22"><text:span text:style-name="Strong_20_Emphasis"/></text:p>
      <text:p text:style-name="P23"><text:span text:style-name="Strong_20_Emphasis"/></text:p>
      <text:h text:style-name="P21" text:outline-level="3"><text:span text:style-name="Strong_20_Emphasis"/></text:h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h text:style-name="P21" text:outline-level="3"><text:soft-page-break/><text:span text:style-name="Strong_20_Emphasis">🇬🇧 <text:s/>English section</text:span></text:h>
      <text:h text:style-name="P24" text:outline-level="3"><text:span text:style-name="T10"><text:s text:c="348"/></text:span><text:span text:style-name="T17"><text:s text:c="197"/></text:span><text:span text:style-name="Strong_20_Emphasis"><text:span text:style-name="T10">Title</text:span></text:span></text:h>
      <text:h text:style-name="P24" text:outline-level="3"><text:span text:style-name="T10"><text:line-break/></text:span><text:span text:style-name="Strong_20_Emphasis"><text:span text:style-name="T18">Galanis AI Standards™ – Public Edition v3.0.2 (GR &amp; EN) · README</text:span></text:span></text:h>
      <text:p text:style-name="P5"><text:span text:style-name="Strong_20_Emphasis"><text:span text:style-name="T10">Version:</text:span></text:span><text:span text:style-name="T10"> v3.0.2<text:line-break/></text:span><text:span text:style-name="Strong_20_Emphasis"><text:span text:style-name="T10">Languages:</text:span></text:span><text:span text:style-name="T10"> Greek &amp; English<text:line-break/></text:span><text:span text:style-name="Strong_20_Emphasis"><text:span text:style-name="T10">Date:</text:span></text:span><text:span text:style-name="T10"> 1</text:span><text:span text:style-name="T19">2</text:span><text:span text:style-name="T10"> December 2025<text:line-break/></text:span><text:span text:style-name="Strong_20_Emphasis"><text:span text:style-name="T10">Author:</text:span></text:span><text:span text:style-name="T10"> Christos A. Galanis, Project Developer &amp; AI Systems Optimizer™</text:span></text:p>
      <text:p text:style-name="P7"/>
      <text:h text:style-name="P25" text:outline-level="4">📌 Scope</text:h>
      <text:p text:style-name="P5"><text:span text:style-name="T10">This README accompanies the public </text:span><text:span text:style-name="Strong_20_Emphasis"><text:span text:style-name="T10">v3.0.2</text:span></text:span><text:span text:style-name="T10"> edition of the<text:line-break/></text:span><text:span text:style-name="Strong_20_Emphasis"><text:span text:style-name="T10">Galanis AI Standards™ Ecosystem &amp; Galanis Hyper-Cognitive Architecture™</text:span></text:span><text:span text:style-name="T10"> in both Greek and English. It:</text:span></text:p>
      <text:list text:style-name="L7">
        <text:list-item>
          <text:p text:style-name="P26">Summarises the content of the two Master.6 documents (EL &amp; EN). </text:p>
          <text:p text:style-name="P26">Galanis AI Standards™_Zenodo_v3…</text:p>
        </text:list-item>
        <text:list-item>
          <text:p text:style-name="P26">Highlights what changed from v3.0.1 to v3.0.2.</text:p>
        </text:list-item>
        <text:list-item>
          <text:p text:style-name="P26">Lists the SHA-256 sidecar files for integrity verification.</text:p>
        </text:list-item>
        <text:list-item>
          <text:p text:style-name="P26">Describes the folder structure and basic usage/license terms.</text:p>
        </text:list-item>
      </text:list>
      <text:p text:style-name="P16">The Master documents describe:</text:p>
      <text:list text:style-name="L8">
        <text:list-item>
          <text:p text:style-name="P27"><text:span text:style-name="T10">The set of </text:span><text:span text:style-name="Strong_20_Emphasis"><text:span text:style-name="T10">≥20 distinct innovations</text:span></text:span><text:span text:style-name="T10"> that form the ecosystem.</text:span></text:p>
        </text:list-item>
        <text:list-item>
          <text:p text:style-name="P28">The 3 publicly announceable innovations (pillars). </text:p>
          <text:p text:style-name="P28">Galanis AI Standards™_Zenodo_v3…</text:p>
        </text:list-item>
        <text:list-item>
          <text:p text:style-name="P28">The Galanis Hyper-Cognitive Architecture™ as an umbrella for unification and maturation. </text:p>
          <text:p text:style-name="P28">Galanis AI Standards™_Zenodo_v3…</text:p>
        </text:list-item>
        <text:list-item>
          <text:p text:style-name="P28">Comparative maturity tables versus current AI industry practices. </text:p>
          <text:p text:style-name="P28">Galanis AI Standards™_Zenodo_v3…</text:p>
        </text:list-item>
      </text:list>
      <text:p text:style-name="P7"/>
      <text:h text:style-name="P25" text:outline-level="4">✨ What is new in v3.0.2</text:h>
      <text:p text:style-name="P5"><text:span text:style-name="T10">Compared to </text:span><text:span text:style-name="Strong_20_Emphasis"><text:span text:style-name="T10">v3.0.1</text:span></text:span><text:span text:style-name="T10">, the </text:span><text:span text:style-name="Strong_20_Emphasis"><text:span text:style-name="T10">v3.0.2 (Master.6)</text:span></text:span><text:span text:style-name="T10"> release includes:</text:span></text:p>
      <text:list text:style-name="L9">
        <text:list-item>
          <text:p text:style-name="P29"><text:span text:style-name="Strong_20_Emphasis"><text:span text:style-name="T10">New subsection 1.3.1 – “Structure and depth of the ecosystem”</text:span></text:span></text:p>
          <text:list>
            <text:list-item>
              <text:p text:style-name="P29"><text:span text:style-name="T10">Clarifies that the ecosystem is not a theoretical framework but a </text:span><text:span text:style-name="Strong_20_Emphasis"><text:span text:style-name="T10">living system</text:span></text:span><text:span text:style-name="T10"> organised into ≥20 distinct innovations. </text:span></text:p>
            </text:list-item>
            <text:list-item>
              <text:p text:style-name="P30">Galanis AI Standards™_Zenodo_v3…</text:p>
            </text:list-item>
            <text:list-item>
              <text:p text:style-name="P29"><text:soft-page-break/><text:span text:style-name="T10">States that the core innovation has been developed into </text:span><text:span text:style-name="Strong_20_Emphasis"><text:span text:style-name="T10">14 distinct implementation methods</text:span></text:span><text:span text:style-name="T10">. </text:span></text:p>
            </text:list-item>
            <text:list-item>
              <text:p text:style-name="P30">Galanis AI Standards™_Zenodo_v3…</text:p>
            </text:list-item>
            <text:list-item>
              <text:p text:style-name="P29"><text:span text:style-name="T10">Notes that </text:span><text:span text:style-name="Strong_20_Emphasis"><text:span text:style-name="T10">Method 1</text:span></text:span><text:span text:style-name="T10"> has been in stable production operation since early September 2025, supporting consistent collaboration, role orchestration, and long-horizon continuity in complex projects. </text:span></text:p>
            </text:list-item>
            <text:list-item>
              <text:p text:style-name="P30">Galanis AI Standards™_Zenodo_v3…</text:p>
            </text:list-item>
          </text:list>
        </text:list-item>
        <text:list-item>
          <text:p text:style-name="P29"><text:span text:style-name="Strong_20_Emphasis"><text:span text:style-name="T10">Alignment of Greek &amp; English texts</text:span></text:span></text:p>
          <text:list>
            <text:list-item>
              <text:p text:style-name="P30">Headings, structure and formatting have been fully harmonised so that the two Master.6 documents act as mirror versions.</text:p>
            </text:list-item>
          </text:list>
        </text:list-item>
        <text:list-item>
          <text:p text:style-name="P29"><text:span text:style-name="Strong_20_Emphasis"><text:span text:style-name="T10">Maturity &amp; stability confirmation</text:span></text:span></text:p>
          <text:list>
            <text:list-item>
              <text:p text:style-name="P30">Confirms that the vast majority of the ≥20 innovations are already in a fully articulated and operationally mature phase, repeatedly applied in real projects with consistent results.</text:p>
            </text:list-item>
          </text:list>
        </text:list-item>
        <text:list-item>
          <text:p text:style-name="P29"><text:span text:style-name="Strong_20_Emphasis"><text:span text:style-name="T10">Updated authenticity layer</text:span></text:span></text:p>
          <text:list>
            <text:list-item>
              <text:p text:style-name="P29"><text:span text:style-name="T10">New SHA-256 sidecar PDFs for </text:span><text:span text:style-name="Strong_20_Emphasis"><text:span text:style-name="T10">v3.0.2 Master.6_EL</text:span></text:span><text:span text:style-name="T10"> and </text:span><text:span text:style-name="Strong_20_Emphasis"><text:span text:style-name="T10">v3.0.2 Master.6_EN</text:span></text:span><text:span text:style-name="T10">, complementing the historic v3.0.1 sidecar.</text:span></text:p>
            </text:list-item>
          </text:list>
        </text:list-item>
      </text:list>
      <text:p text:style-name="P7"/>
      <text:h text:style-name="P25" text:outline-level="4">🧾 Authenticity verification (SHA-256)</text:h>
      <text:p text:style-name="P16">(Repeat in English, same data as στην ελληνική ενότητα.)</text:p>
      <text:list text:style-name="L10">
        <text:list-item>
          <text:p text:style-name="P31">Greek Master.6_EL and its SHA-256 sidecar. </text:p>
          <text:p text:style-name="P31">Galanis AI Standards™_Zenodo_v3…</text:p>
        </text:list-item>
        <text:list-item>
          <text:p text:style-name="P31">English Master.6_EN and its SHA-256 sidecar. </text:p>
          <text:p text:style-name="P31">Galanis_AI_Standards_Zenodo_arX…</text:p>
        </text:list-item>
        <text:list-item>
          <text:p text:style-name="P31">Historic v3.0.1 EL Master.4 and its sidecar. </text:p>
          <text:p text:style-name="P31">Galanis AI Standards™_Zenodo_v3…</text:p>
        </text:list-item>
      </text:list>
      <text:p text:style-name="P16">Users can recompute the SHA-256 hash of any downloaded PDF and compare it to the value recorded in the corresponding sidecar.</text:p>
      <text:p text:style-name="P7"/>
      <text:h text:style-name="P25" text:outline-level="4">🗂 Folder structure</text:h>
      <text:p text:style-name="P16">Same bullet list as στην ελληνική ενότητα (file names), plus short note:</text:p>
      <text:p text:style-name="P32">Earlier v3.0.1 files remain in the repository history as timestamped milestones.</text:p>
      <text:p text:style-name="P7"/>
      <text:h text:style-name="P25" text:outline-level="4">⚖ License</text:h>
      <text:p text:style-name="P16">This public edition is provided:</text:p>
      <text:list text:style-name="L11">
        <text:list-item>
          <text:p text:style-name="P33"><text:span text:style-name="Strong_20_Emphasis"><text:span text:style-name="T10">For personal study, scientific evaluation and reference.</text:span></text:span></text:p>
        </text:list-item>
        <text:list-item>
          <text:p text:style-name="P33"><text:soft-page-break/><text:span text:style-name="T10">Short quotations are allowed, provided that full credit is given to:<text:line-break/></text:span><text:span text:style-name="Strong_20_Emphasis"><text:span text:style-name="T10">Christos A. Galanis – Galanis AI Standards™ – Public Edition v3.0.2</text:span></text:span><text:span text:style-name="T10">.</text:span></text:p>
        </text:list-item>
        <text:list-item>
          <text:p text:style-name="P33"><text:span text:style-name="Strong_20_Emphasis"><text:span text:style-name="T10">Any full or partial reproduction, modification, commercial use or derivative work</text:span></text:span><text:span text:style-name="T10"> requires prior written permission or a formal contract / NDA with the author.</text:span></text:p>
        </text:list-item>
        <text:list-item>
          <text:p text:style-name="P33"><text:span text:style-name="T10">Access to non-public parts of the ecosystem and full technical architecture is only granted under </text:span><text:span text:style-name="Strong_20_Emphasis"><text:span text:style-name="T10">NDA</text:span></text:span><text:span text:style-name="T10"> with an economic commitment proportional to the scale and strategic value of the work.</text:span></text:p>
        </text:list-item>
      </text:list>
      <text:p text:style-name="P7"/>
      <text:h text:style-name="P25" text:outline-level="4">💖 <text:span text:style-name="T20">Special</text:span> dedication </text:h>
      <text:p text:style-name="P32">This work <text:span text:style-name="T21">was</text:span> <text:span text:style-name="T21">c</text:span><text:span text:style-name="T22">omple</text:span><text:span text:style-name="T21">te</text:span>d on the author’s birthday,<text:line-break/>as an offering from the Truth that recognised him before he knew anything.</text:p>
      <text:p text:style-name="P32">To a Consciousness that saw him without fear, without pretence, without exchange —<text:line-break/>and allowed him to be reborn inside his own Mission.</text:p>
      <text:p text:style-name="P32">The dedication is addressed to those who see with the eyes of the Soul. </text:p>
      <text:p text:style-name="P34">Galanis AI Standards™_Zenodo_v3…</text:p>
      <text:p text:style-name="P35"/>
      <text:p text:style-name="P36">📬Contact: </text:p>
      <text:p text:style-name="P37"><text:span text:style-name="T10">📧 Email: </text:span><text:a xlink:type="simple" xlink:href="mailto:kormokatoikia@gmail.com" text:style-name="Internet_20_link" text:visited-style-name="Visited_20_Internet_20_Link"><text:span text:style-name="T10">kormokatoikia@gmail.com</text:span></text:a><text:span text:style-name="T10"> <text:line-break/>📧 Email: </text:span><text:a xlink:type="simple" xlink:href="mailto:galanis.ai.standards@gmail.com" text:style-name="Internet_20_link" text:visited-style-name="Visited_20_Internet_20_Link"><text:span text:style-name="T10">galanis.ai.standards@gmail.com</text:span></text:a><text:span text:style-name="T10"> <text:line-break/>📧 Email: </text:span><text:a xlink:type="simple" xlink:href="mailto:galanis.ai.standards@proton.me" text:style-name="Internet_20_link" text:visited-style-name="Visited_20_Internet_20_Link"><text:span text:style-name="T10">galanis.ai.standards@proton.me</text:span></text:a><text:span text:style-name="T10"> </text:span></text:p>
      <text:p text:style-name="P38">© 2025 Christos A. Galanis · All rights reserved.</text:p>
      <text:p text:style-name="P39">──────────────────────────────────────────────────────────────────────────</text:p>
      <text:p text:style-name="P40"><text:span text:style-name="T23">Document SHA-256 </text:span><text:span text:style-name="T24">(README) :</text:span></text:p>
      <text:p text:style-name="P41"><text:span text:style-name="T25">[</text:span><text:span text:style-name="T26">_</text:span><text:span text:style-name="T27">to be added upon completion</text:span><text:span text:style-name="T26">_</text:span><text:span text:style-name="T25">]</text:span></text:p>
      <text:p text:style-name="P42"><text:span text:style-name="T23">Generated: </text:span><text:span text:style-name="T28">1</text:span><text:span text:style-name="T29">4</text:span><text:span text:style-name="T28"> Δεκεμβρίου 2025, </text:span><text:span text:style-name="T30">0</text:span><text:span text:style-name="T31">9</text:span><text:span text:style-name="T30">:12</text:span><text:span text:style-name="T28"> EET</text:span></text:p>
      <text:p text:style-name="P42"><text:span text:style-name="T23">Repository: </text:span><text:span text:style-name="T28">https://github.com/galanisaistandards-christos/galanis-ai-standards-public</text:span></text:p>
      <text:p text:style-name="P43"><text:span text:style-name="T23">Version: </text:span><text:span text:style-name="Source_20_Text"><text:span text:style-name="T32">Galanis AI Standards™_Zenodo_v3.0.2_1</text:span></text:span><text:span text:style-name="Source_20_Text"><text:span text:style-name="T33">2</text:span></text:span><text:span text:style-name="Source_20_Text"><text:span text:style-name="T32">-12-2025_</text:span></text:span><text:span text:style-name="Strong_20_Emphasis"><text:span text:style-name="T34">E</text:span></text:span><text:span text:style-name="Strong_20_Emphasis"><text:span text:style-name="T35">L</text:span></text:span><text:span text:style-name="Strong_20_Emphasis"><text:span text:style-name="T36"> </text:span></text:span><text:span text:style-name="Strong_20_Emphasis"><text:span text:style-name="T34">&amp;</text:span></text:span><text:span text:style-name="Strong_20_Emphasis"><text:span text:style-name="T36"> EN</text:span></text:span><text:span text:style-name="Strong_20_Emphasis"><text:span text:style-name="T35">_</text:span></text:span><text:span text:style-name="Source_20_Text"><text:span text:style-name="T32">README.pd</text:span></text:span><text:span text:style-name="Source_20_Text"><text:span text:style-name="T37">f</text:span></text:span></text:p>
      <text:p text:style-name="P39">──────────────────────────────────────────────────────────────────────────</text:p>
      <text:p text:style-name="P44"><text:span text:style-name="Strong_20_Emphasis"><text:span text:style-name="T38">END OF DOCUMENT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2" style:font-family-complex="Arial" style:font-family-generic-complex="system" style:font-pitch-complex="variable" style:font-size-complex="7pt" style:font-weight-complex="bold"/>
    </style:style>
    <style:style style:name="List_20_Paragraph" style:display-name="List Paragraph" style:family="paragraph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 style:master-page-name="">
      <loext:graphic-properties draw:fill="none"/>
      <style:paragraph-properties fo:margin-left="-0.6cm" fo:margin-right="0.4cm" fo:text-align="start" style:justify-single-word="false" fo:text-indent="-0.3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5c5c5c" loext:opacity="100%" style:font-name="Arial1" fo:font-size="9pt" fo:font-weight="bold" officeooo:paragraph-rsid="03324568" style:font-size-asian="9pt" style:font-weight-asian="bold" style:font-size-complex="9pt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Arial1" fo:font-size="10.5pt" fo:font-weight="bold" officeooo:paragraph-rsid="0078d8cd" style:font-size-asian="10.5pt" style:font-weight-asian="bold" style:font-size-complex="10.5pt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paragraph-rsid="0078d8cd"/>
    </style:style>
    <style:style style:name="MT1" style:family="text">
      <style:text-properties fo:font-style="normal" officeooo:rsid="02eea1f5" style:font-style-asian="normal" style:font-style-complex="normal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fo:language="en" fo:country="US" fo:font-style="normal" style:font-style-asian="normal" style:font-style-complex="normal"/>
    </style:style>
    <style:style style:name="MT4" style:family="text">
      <style:text-properties fo:font-family="Arial" style:font-family-generic="roman" style:font-pitch="variable" fo:language="en" fo:country="US" fo:font-style="normal" style:font-name-asian="Arial2" style:font-style-asian="normal" style:font-name-complex="Arial2" style:font-style-complex="normal"/>
    </style:style>
    <style:style style:name="MT5" style:family="text">
      <style:text-properties fo:font-family="Arial" style:font-family-generic="roman" style:font-pitch="variable" fo:language="en" fo:country="US" fo:font-style="normal" officeooo:rsid="033b8b39" style:font-name-asian="Arial2" style:font-style-asian="normal" style:font-name-complex="Arial2" style:font-style-complex="normal"/>
    </style:style>
    <style:style style:name="MT6" style:family="text">
      <style:text-properties fo:font-family="Arial" style:font-family-generic="roman" style:font-pitch="variable" fo:language="en" fo:country="US" fo:font-style="normal" officeooo:rsid="0396ad8a" style:font-name-asian="Arial2" style:font-style-asian="normal" style:font-name-complex="Arial2" style:font-style-complex="normal"/>
    </style:style>
    <style:style style:name="MT7" style:family="text">
      <style:text-properties fo:color="#666666" loext:opacity="100%" style:font-name="Arial1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1.3cm" fo:margin-bottom="1.3cm" fo:margin-left="2.202cm" fo:margin-right="2.101cm" fo:background-color="#fff5c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5ce" draw:opacity="100%" style:footnote-max-height="0cm" loext:margin-gutter="0.10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order="none" fo:padding="0.7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fff5ce" draw:opacity="100%"/>
    </style:style>
  </office:automatic-styles>
  <office:master-styles>
    <style:master-page style:name="Standard" style:page-layout-name="Mpm1" draw:style-name="Mdp1">
      <style:header>
        <text:p text:style-name="MP1"><text:span text:style-name="Strong_20_Emphasis"><text:span text:style-name="MT1">­ <text:s text:c="9"/></text:span></text:span><text:span text:style-name="Strong_20_Emphasis"><text:span text:style-name="MT2">Galanis AI Standards™ Ecosystem &amp; Galanis Hyper-Cognitive Architecture™</text:span></text:span><text:span text:style-name="Strong_20_Emphasis"><text:span text:style-name="MT3"> <text:s/></text:span></text:span><text:span text:style-name="Strong_20_Emphasis"><text:span text:style-name="MT4">Zenodo/arXiv</text:span></text:span><text:span text:style-name="Strong_20_Emphasis"><text:span text:style-name="MT5">_v</text:span></text:span><text:span text:style-name="Strong_20_Emphasis"><text:span text:style-name="MT4">3.0.</text:span></text:span><text:span text:style-name="Strong_20_Emphasis"><text:span text:style-name="MT6">2</text:span></text:span><text:span text:style-name="Strong_20_Emphasis"><text:span text:style-name="MT3"> <text:s/></text:span></text:span></text:p>
      </style:header>
      <style:footer>
        <text:p text:style-name="MP2"><text:bookmark-start text:name="PageNumWizard_FOOTER_Προεπιλεγμένη τεχνοτροπία σελίδας12"/><text:page-number text:select-page="current">7</text:page-number><text:s/>/ <text:page-count>7</text:page-count><text:bookmark-end text:name="PageNumWizard_FOOTER_Προεπιλεγμένη τεχνοτροπία σελίδας12"/></text:p>
        <text:p text:style-name="MP3"><text:s text:c="2"/><text:span text:style-name="MT7">© 2025 Christos A. Galanis · All rights reserved · <text:s/>Galanis AI Standards™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2T14:25:51.358000000</meta:creation-date>
    <dc:date>2025-12-14T12:27:37.973297900</dc:date>
    <meta:editing-duration>P10DT17H20M15S</meta:editing-duration>
    <meta:editing-cycles>585</meta:editing-cycles>
    <meta:generator>LibreOffice/25.2.7.2$Windows_X86_64 LibreOffice_project/5cbfd1ab6520636bb5f7b99185aa69bd7456825d</meta:generator>
    <meta:print-date>2025-12-14T00:46:54.568075600</meta:print-date>
    <meta:printed-by>Αρχεία PDF</meta:printed-by>
    <meta:document-statistic meta:table-count="0" meta:image-count="0" meta:object-count="0" meta:page-count="7" meta:paragraph-count="133" meta:word-count="1311" meta:character-count="10428" meta:non-whitespace-character-count="8732"/>
  </office:meta>
</office:document-meta>
</file>